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2.106cm"/>
    </style:style>
    <style:style style:name="Tabla1.C" style:family="table-column">
      <style:table-column-properties style:column-width="2.863cm"/>
    </style:style>
    <style:style style:name="Tabla1.D" style:family="table-column">
      <style:table-column-properties style:column-width="1.122cm"/>
    </style:style>
    <style:style style:name="Tabla1.E" style:family="table-column">
      <style:table-column-properties style:column-width="3.0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1" text:outline-level="1" text:is-list-header="true">Alumnos de la División [division.Anio] [division.Descripcion]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apellido"/>Apellido<text:bookmark text:name="sf_admin_list_th_nombre"/></text:p>
              </table:table-cell>
              <table:table-cell table:style-name="Tabla1.A1" office:value-type="string">
                <text:p text:style-name="P3">Nombre<text:bookmark text:name="sf_admin_list_th_nro_documentot"/></text:p>
              </table:table-cell>
              <table:table-cell table:style-name="Tabla1.A1" office:value-type="string">
                <text:p text:style-name="P3">Nro. Documento<text:bookmark text:name="sf_admin_list_th_Sexo"/></text:p>
              </table:table-cell>
              <table:table-cell table:style-name="Tabla1.A1" office:value-type="string">
                <text:p text:style-name="P3">Sexo<text:bookmark text:name="sf_admin_list_th_provincia"/></text:p>
              </table:table-cell>
              <table:table-cell table:style-name="Tabla1.A1" office:value-type="string">
                <text:p text:style-name="P3">Dirección<text:bookmark text:name="sf_admin_list_th_ciudad"/></text:p>
              </table:table-cell>
              <table:table-cell table:style-name="Tabla1.A1" office:value-type="string">
                <text:p text:style-name="P3">Ciudad<text:bookmark text:name="sf_admin_list_th_provincia2"/><text:bookmark text:name="sf_admin_list_th_provincia1"/></text:p>
              </table:table-cell>
              <table:table-cell table:style-name="Tabla1.A1" office:value-type="string">
                <text:p text:style-name="P3">Teléfono</text:p>
              </table:table-cell>
            </table:table-row>
          </table:table-header-rows>
          <table:table-row>
            <table:table-cell table:style-name="Tabla1.A1" office:value-type="string">
              <text:p text:style-name="P2">[alumno.Apellido;block=table:table-row]</text:p>
            </table:table-cell>
            <table:table-cell table:style-name="Tabla1.A1" office:value-type="string">
              <text:p text:style-name="P2">[alumno.Nombre]</text:p>
            </table:table-cell>
            <table:table-cell table:style-name="Tabla1.A1" office:value-type="string">
              <text:p text:style-name="P2">DNI <text:span text:style-name="T1">[alumno.NroDocumento]</text:span></text:p>
            </table:table-cell>
            <table:table-cell table:style-name="Tabla1.A1" office:value-type="string">
              <text:p text:style-name="P2">[alumno.Sexo]</text:p>
            </table:table-cell>
            <table:table-cell table:style-name="Tabla1.A1" office:value-type="string">
              <text:p text:style-name="P2">[alumno.Direccion]</text:p>
            </table:table-cell>
            <table:table-cell table:style-name="Tabla1.A1" office:value-type="string">
              <text:p text:style-name="P2">[alumno.Ciudad]</text:p>
            </table:table-cell>
            <table:table-cell table:style-name="Tabla1.A1" office:value-type="string">
              <text:p text:style-name="P2">[alumno.Telefono]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0-31T13:20:34</dc:date>
    <dc:language>es-AR</dc:language>
    <meta:editing-cycles>8</meta:editing-cycles>
    <meta:editing-duration>PT1H19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26" meta:character-count="259"/>
  </office:meta>
</office:document-meta>
</file>